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reading-even-numbered-lines-from-a-file"/>Reading even numbered lines from a file</text:h>
      <text:p text:style-name="Text_20_body">One solution is to read all the lines from the file first, then check the line numbers. If a line number is even, it is written in the output file.</text:p>
      <text:h text:style-name="Heading_20_3" text:outline-level="3"><text:bookmark text:name="pseudo-code"/>Pseudo code</text:h>
      <text:p text:style-name="Preformatted_20_Text">input_file = open input file</text:p>
      <text:p text:style-name="Preformatted_20_Text">output_file = open output file</text:p>
      <text:p text:style-name="Preformatted_20_Text">lines = read all the lines in input_file</text:p>
      <text:p text:style-name="Preformatted_20_Text">for line in lines:</text:p>
      <text:p text:style-name="Preformatted_20_Text"><text:s text:c="4"/>if line is even numbered:</text:p>
      <text:p text:style-name="Preformatted_20_Text"><text:s text:c="8"/>write line to output file</text:p>
      <text:p text:style-name="P1">close input_file and output_fi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53:02.235000000</meta:creation-date>
    <dc:date>2016-11-06T12:53:19.807000000</dc:date>
    <meta:editing-duration>PT18S</meta:editing-duration>
    <meta:editing-cycles>1</meta:editing-cycles>
    <meta:document-statistic meta:table-count="0" meta:image-count="0" meta:object-count="0" meta:page-count="1" meta:paragraph-count="10" meta:word-count="75" meta:character-count="407" meta:non-whitespace-character-count="330"/>
    <meta:generator>LibreOffice/5.1.5.2$Windows_x86 LibreOffice_project/7a864d8825610a8c07cfc3bc01dd4fce6a9447e5</meta:generator>
  </office:meta>
</office:document-meta>
</file>